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0.589cm"/>
    </style:style>
    <style:style style:name="gr2" style:family="graphic" style:parent-style-name="standard">
      <style:graphic-properties svg:stroke-color="#000000" draw:fill-color="#ffcccc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svg:stroke-color="#000000" draw:fill-color="#ccff99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0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0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2.3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cc"/>
      <style:paragraph-properties fo:text-align="center"/>
    </style:style>
    <style:style style:name="P4" style:family="paragraph">
      <loext:graphic-properties draw:fill-color="#ccff99"/>
      <style:paragraph-properties fo:text-align="center"/>
    </style:style>
    <style:style style:name="P5" style:family="paragraph">
      <loext:graphic-properties draw:fill="none" draw:fill-color="#ffffff"/>
      <style:text-properties style:font-name="Liberation Mono2" fo:font-size="16pt" fo:background-color="transparen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4pt" fo:background-color="transparent" style:font-size-asian="18pt" style:font-size-complex="18pt"/>
    </style:style>
    <style:style style:name="T1" style:family="text">
      <style:text-properties style:font-name="Liberation Mono2" fo:font-size="16pt" fo:background-color="transparent" style:font-size-asian="18pt" style:font-size-complex="18pt"/>
    </style:style>
    <style:style style:name="T2" style:family="text">
      <style:text-properties fo:font-size="14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89cm" svg:height="0.7cm" svg:x="2.211cm" svg:y="3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2cm" svg:y="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4cm" svg:y="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cm" svg:y="4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5cm" svg:height="0.89cm" svg:x="2cm" svg:y="3.1cm">
          <draw:text-box>
            <text:p><text:span text:style-name="T1">irq</text:span></text:p>
          </draw:text-box>
        </draw:frame>
        <draw:custom-shape draw:style-name="gr1" draw:text-style-name="P1" draw:layer="layout" svg:width="1.089cm" svg:height="0.7cm" svg:x="6.711cm" svg:y="3.1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6.5cm" svg:y="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7.5cm" svg:y="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8.5cm" svg:y="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.5cm" svg:y="4cm">
          <text:p text:style-name="P2">1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518cm" svg:height="0.89cm" svg:x="6.5cm" svg:y="3.1cm">
          <draw:text-box>
            <text:p><text:span text:style-name="T1">int</text:span></text:p>
          </draw:text-box>
        </draw:frame>
        <draw:frame draw:style-name="gr7" draw:text-style-name="P7" draw:layer="layout" svg:width="0.777cm" svg:height="0.806cm" svg:x="5.123cm" svg:y="5.002cm">
          <draw:text-box>
            <text:p><text:span text:style-name="T2">0</text:span></text:p>
          </draw:text-box>
        </draw:frame>
        <draw:frame draw:style-name="gr7" draw:text-style-name="P7" draw:layer="layout" svg:width="0.777cm" svg:height="0.806cm" svg:x="4.1cm" svg:y="5cm">
          <draw:text-box>
            <text:p><text:span text:style-name="T2">1</text:span></text:p>
          </draw:text-box>
        </draw:frame>
        <draw:frame draw:style-name="gr7" draw:text-style-name="P7" draw:layer="layout" svg:width="0.777cm" svg:height="0.806cm" svg:x="3.123cm" svg:y="5.004cm">
          <draw:text-box>
            <text:p><text:span text:style-name="T2">2</text:span></text:p>
          </draw:text-box>
        </draw:frame>
        <draw:frame draw:style-name="gr7" draw:text-style-name="P7" draw:layer="layout" svg:width="0.777cm" svg:height="0.806cm" svg:x="2.1cm" svg:y="5.002cm">
          <draw:text-box>
            <text:p><text:span text:style-name="T2">3</text:span></text:p>
          </draw:text-box>
        </draw:frame>
        <draw:frame draw:style-name="gr7" draw:text-style-name="P7" draw:layer="layout" svg:width="0.777cm" svg:height="0.806cm" svg:x="9.623cm" svg:y="4.992cm">
          <draw:text-box>
            <text:p><text:span text:style-name="T2">0</text:span></text:p>
          </draw:text-box>
        </draw:frame>
        <draw:frame draw:style-name="gr7" draw:text-style-name="P7" draw:layer="layout" svg:width="0.777cm" svg:height="0.806cm" svg:x="8.6cm" svg:y="4.99cm">
          <draw:text-box>
            <text:p><text:span text:style-name="T2">1</text:span></text:p>
          </draw:text-box>
        </draw:frame>
        <draw:frame draw:style-name="gr7" draw:text-style-name="P7" draw:layer="layout" svg:width="0.777cm" svg:height="0.806cm" svg:x="7.623cm" svg:y="4.994cm">
          <draw:text-box>
            <text:p><text:span text:style-name="T2">2</text:span></text:p>
          </draw:text-box>
        </draw:frame>
        <draw:frame draw:style-name="gr7" draw:text-style-name="P7" draw:layer="layout" svg:width="0.777cm" svg:height="0.806cm" svg:x="6.6cm" svg:y="4.992cm">
          <draw:text-box>
            <text:p><text:span text:style-name="T2">3</text:span></text:p>
          </draw:text-box>
        </draw:frame>
        <draw:custom-shape draw:style-name="gr8" draw:text-style-name="P1" draw:layer="layout" svg:width="2.859cm" svg:height="0.7cm" svg:x="2.2cm" svg:y="5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3.211cm" svg:height="0.89cm" svg:x="2.1cm" svg:y="5.9cm">
          <draw:text-box>
            <text:p><text:span text:style-name="T1">ie = '1'</text:span></text:p>
          </draw:text-box>
        </draw:frame>
        <draw:custom-shape draw:style-name="gr1" draw:text-style-name="P1" draw:layer="layout" svg:width="1.089cm" svg:height="0.7cm" svg:x="6.211cm" svg:y="8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6cm" svg:y="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8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9cm" svg:y="9cm">
          <text:p text:style-name="P2">0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5cm" svg:height="0.89cm" svg:x="6cm" svg:y="8.1cm">
          <draw:text-box>
            <text:p><text:span text:style-name="T1">irq</text:span></text:p>
          </draw:text-box>
        </draw:frame>
        <draw:custom-shape draw:style-name="gr1" draw:text-style-name="P1" draw:layer="layout" svg:width="1.089cm" svg:height="0.7cm" svg:x="10.711cm" svg:y="8.1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0.5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1.5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2.5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3.5cm" svg:y="9cm">
          <text:p text:style-name="P2">0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518cm" svg:height="0.89cm" svg:x="10.5cm" svg:y="8.1cm">
          <draw:text-box>
            <text:p><text:span text:style-name="T1">int</text:span></text:p>
          </draw:text-box>
        </draw:frame>
        <draw:frame draw:style-name="gr7" draw:text-style-name="P7" draw:layer="layout" svg:width="0.777cm" svg:height="0.806cm" svg:x="9.123cm" svg:y="10.002cm">
          <draw:text-box>
            <text:p><text:span text:style-name="T2">0</text:span></text:p>
          </draw:text-box>
        </draw:frame>
        <draw:frame draw:style-name="gr7" draw:text-style-name="P7" draw:layer="layout" svg:width="0.777cm" svg:height="0.806cm" svg:x="8.1cm" svg:y="10cm">
          <draw:text-box>
            <text:p><text:span text:style-name="T2">1</text:span></text:p>
          </draw:text-box>
        </draw:frame>
        <draw:frame draw:style-name="gr7" draw:text-style-name="P7" draw:layer="layout" svg:width="0.777cm" svg:height="0.806cm" svg:x="7.123cm" svg:y="10.004cm">
          <draw:text-box>
            <text:p><text:span text:style-name="T2">2</text:span></text:p>
          </draw:text-box>
        </draw:frame>
        <draw:frame draw:style-name="gr7" draw:text-style-name="P7" draw:layer="layout" svg:width="0.777cm" svg:height="0.806cm" svg:x="6.1cm" svg:y="10.002cm">
          <draw:text-box>
            <text:p><text:span text:style-name="T2">3</text:span></text:p>
          </draw:text-box>
        </draw:frame>
        <draw:frame draw:style-name="gr7" draw:text-style-name="P7" draw:layer="layout" svg:width="0.777cm" svg:height="0.806cm" svg:x="13.623cm" svg:y="9.992cm">
          <draw:text-box>
            <text:p><text:span text:style-name="T2">0</text:span></text:p>
          </draw:text-box>
        </draw:frame>
        <draw:frame draw:style-name="gr7" draw:text-style-name="P7" draw:layer="layout" svg:width="0.777cm" svg:height="0.806cm" svg:x="12.6cm" svg:y="9.99cm">
          <draw:text-box>
            <text:p><text:span text:style-name="T2">1</text:span></text:p>
          </draw:text-box>
        </draw:frame>
        <draw:frame draw:style-name="gr7" draw:text-style-name="P7" draw:layer="layout" svg:width="0.777cm" svg:height="0.806cm" svg:x="11.623cm" svg:y="9.994cm">
          <draw:text-box>
            <text:p><text:span text:style-name="T2">2</text:span></text:p>
          </draw:text-box>
        </draw:frame>
        <draw:frame draw:style-name="gr7" draw:text-style-name="P7" draw:layer="layout" svg:width="0.777cm" svg:height="0.806cm" svg:x="10.6cm" svg:y="9.992cm">
          <draw:text-box>
            <text:p><text:span text:style-name="T2">3</text:span></text:p>
          </draw:text-box>
        </draw:frame>
        <draw:custom-shape draw:style-name="gr8" draw:text-style-name="P1" draw:layer="layout" svg:width="2.859cm" svg:height="0.7cm" svg:x="6.2cm" svg:y="10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3.211cm" svg:height="0.89cm" svg:x="6.1cm" svg:y="10.9cm">
          <draw:text-box>
            <text:p><text:span text:style-name="T1">ie = '0'</text:span></text:p>
          </draw:text-box>
        </draw:frame>
        <draw:custom-shape draw:style-name="gr1" draw:text-style-name="P1" draw:layer="layout" svg:width="1.089cm" svg:height="0.7cm" svg:x="11.211cm" svg:y="3.1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1cm" svg:y="4.01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2cm" svg:y="4.01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4.01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4cm" svg:y="4.01cm">
          <text:p text:style-name="P2">0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5cm" svg:height="0.89cm" svg:x="11cm" svg:y="3.11cm">
          <draw:text-box>
            <text:p><text:span text:style-name="T1">irq</text:span></text:p>
          </draw:text-box>
        </draw:frame>
        <draw:custom-shape draw:style-name="gr1" draw:text-style-name="P1" draw:layer="layout" svg:width="1.089cm" svg:height="0.7cm" svg:x="15.711cm" svg:y="3.1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5.5cm" svg:y="4.01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6.5cm" svg:y="4.01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7.5cm" svg:y="4.01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8.5cm" svg:y="4.01cm">
          <text:p text:style-name="P2">0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518cm" svg:height="0.89cm" svg:x="15.5cm" svg:y="3.11cm">
          <draw:text-box>
            <text:p><text:span text:style-name="T1">int</text:span></text:p>
          </draw:text-box>
        </draw:frame>
        <draw:frame draw:style-name="gr7" draw:text-style-name="P7" draw:layer="layout" svg:width="0.777cm" svg:height="0.806cm" svg:x="14.123cm" svg:y="5.012cm">
          <draw:text-box>
            <text:p><text:span text:style-name="T2">0</text:span></text:p>
          </draw:text-box>
        </draw:frame>
        <draw:frame draw:style-name="gr7" draw:text-style-name="P7" draw:layer="layout" svg:width="0.777cm" svg:height="0.806cm" svg:x="13.1cm" svg:y="5.01cm">
          <draw:text-box>
            <text:p><text:span text:style-name="T2">1</text:span></text:p>
          </draw:text-box>
        </draw:frame>
        <draw:frame draw:style-name="gr7" draw:text-style-name="P7" draw:layer="layout" svg:width="0.777cm" svg:height="0.806cm" svg:x="12.123cm" svg:y="5.014cm">
          <draw:text-box>
            <text:p><text:span text:style-name="T2">2</text:span></text:p>
          </draw:text-box>
        </draw:frame>
        <draw:frame draw:style-name="gr7" draw:text-style-name="P7" draw:layer="layout" svg:width="0.777cm" svg:height="0.806cm" svg:x="11.1cm" svg:y="5.012cm">
          <draw:text-box>
            <text:p><text:span text:style-name="T2">3</text:span></text:p>
          </draw:text-box>
        </draw:frame>
        <draw:frame draw:style-name="gr7" draw:text-style-name="P7" draw:layer="layout" svg:width="0.777cm" svg:height="0.806cm" svg:x="18.623cm" svg:y="5.002cm">
          <draw:text-box>
            <text:p><text:span text:style-name="T2">0</text:span></text:p>
          </draw:text-box>
        </draw:frame>
        <draw:frame draw:style-name="gr7" draw:text-style-name="P7" draw:layer="layout" svg:width="0.777cm" svg:height="0.806cm" svg:x="17.6cm" svg:y="5cm">
          <draw:text-box>
            <text:p><text:span text:style-name="T2">1</text:span></text:p>
          </draw:text-box>
        </draw:frame>
        <draw:frame draw:style-name="gr7" draw:text-style-name="P7" draw:layer="layout" svg:width="0.777cm" svg:height="0.806cm" svg:x="16.623cm" svg:y="5.004cm">
          <draw:text-box>
            <text:p><text:span text:style-name="T2">2</text:span></text:p>
          </draw:text-box>
        </draw:frame>
        <draw:frame draw:style-name="gr7" draw:text-style-name="P7" draw:layer="layout" svg:width="0.777cm" svg:height="0.806cm" svg:x="15.6cm" svg:y="5.002cm">
          <draw:text-box>
            <text:p><text:span text:style-name="T2">3</text:span></text:p>
          </draw:text-box>
        </draw:frame>
        <draw:custom-shape draw:style-name="gr8" draw:text-style-name="P1" draw:layer="layout" svg:width="2.859cm" svg:height="0.7cm" svg:x="11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3.211cm" svg:height="0.89cm" svg:x="11.1cm" svg:y="5.91cm">
          <draw:text-box>
            <text:p><text:span text:style-name="T1">ie = '1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7-07T16:45:21.713089538</dc:date>
    <meta:editing-duration>PT2H21M32S</meta:editing-duration>
    <meta:editing-cycles>32</meta:editing-cycles>
    <meta:document-statistic meta:object-count="66"/>
  </office:meta>
</office:document-meta>
</file>